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8"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20">
      <style:text-properties fo:font-size="6pt" style:font-size-asian="5.25pt" style:font-size-complex="6pt"/>
    </style:style>
    <style:style style:name="P45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1">
      <style:text-properties fo:font-size="6pt" style:font-size-asian="5.25pt" style:font-size-complex="6pt"/>
    </style:style>
    <style:style style:name="P47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2">
      <style:text-properties fo:font-size="6pt" style:font-size-asian="5.25pt" style:font-size-complex="6pt"/>
    </style:style>
    <style:style style:name="P49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3">
      <style:text-properties fo:font-size="6pt" style:font-size-asian="5.25pt" style:font-size-complex="6pt"/>
    </style:style>
    <style:style style:name="P51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4">
      <style:text-properties fo:font-size="6pt" style:font-size-asian="5.25pt" style:font-size-complex="6pt"/>
    </style:style>
    <style:style style:name="P53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5">
      <style:text-properties fo:font-size="6pt" style:font-size-asian="5.25pt" style:font-size-complex="6pt"/>
    </style:style>
    <style:style style:name="P55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6">
      <style:text-properties fo:font-size="6pt" style:font-size-asian="5.25pt" style:font-size-complex="6pt"/>
    </style:style>
    <style:style style:name="P57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7">
      <style:text-properties fo:font-size="6pt" style:font-size-asian="5.25pt" style:font-size-complex="6pt"/>
    </style:style>
    <style:style style:name="P59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8">
      <style:text-properties fo:font-size="6pt" style:font-size-asian="5.25pt" style:font-size-complex="6pt"/>
    </style:style>
    <style:style style:name="P61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9">
      <style:text-properties fo:font-size="6pt" style:font-size-asian="5.25pt" style:font-size-complex="6pt"/>
    </style:style>
    <style:style style:name="P63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30">
      <style:text-properties fo:font-size="6pt" style:font-size-asian="5.25pt" style:font-size-complex="6pt"/>
    </style:style>
    <style:style style:name="P65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1">
      <style:text-properties fo:font-size="6pt" style:font-size-asian="5.25pt" style:font-size-complex="6pt"/>
    </style:style>
    <style:style style:name="P67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2">
      <style:text-properties fo:font-size="6pt" style:font-size-asian="5.25pt" style:font-size-complex="6pt"/>
    </style:style>
    <style:style style:name="P69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 - EXECUTIVE SUMMARY</text:h>
      <text:h text:style-name="P2" text:outline-level="2">The Once-in-Lifetime Opportunity (It Won't Come Again)</text:h>
      <text:p text:style-name="P3"/>
      <text:h text:style-name="P2" text:outline-level="2">WHY THIS MOMENT IS UNIQUE</text:h>
      <text:p text:style-name="P4"><text:span text:style-name="Strong_20_Emphasis">For the past 50 years, humanoid robots were toys and curiosities.</text:span></text:p>
      <text:p text:style-name="P4">Boston Dynamics robots did backflips → impressive, but useless.<text:line-break/>Honda ASIMO walked stairs → cute, but couldn't do real work.<text:line-break/>Everybody said "robots will replace humans someday" → but "someday" never came.</text:p>
      <text:p text:style-name="P4"><text:span text:style-name="Strong_20_Emphasis">Now, everything changed. AI crossed the threshold.</text:span></text:p>
      <text:p text:style-name="P4"><text:span text:style-name="Strong_20_Emphasis">My proof:</text:span> I'm 70+ years old. I built a trading system in 6 months.</text:p>
      <text:p text:style-name="P4"><text:span text:style-name="Strong_20_Emphasis">I could NEVER have built this system without AI.</text:span></text:p>
      <text:p text:style-name="P4">I had the concept. AI made it real. <text:span text:style-name="Strong_20_Emphasis">It came out better than I dreamed.</text:span></text:p>
      <text:list text:style-name="L1">
        <text:list-item>
          <text:p text:style-name="P5">200+ trades executed </text:p>
        </text:list-item>
        <text:list-item>
          <text:p text:style-name="P5">403% returns, 99% win rate </text:p>
        </text:list-item>
        <text:list-item>
          <text:p text:style-name="P6">Running live: meirniv.pythonanywhere.com/orders </text:p>
        </text:list-item>
      </text:list>
      <text:p text:style-name="P4"><text:span text:style-name="Strong_20_Emphasis">This proves AI is NOW superior to humans for execution tasks.</text:span></text:p>
      <text:p text:style-name="P4">Not "someday." Not "eventually." <text:span text:style-name="Strong_20_Emphasis">RIGHT NOW.</text:span></text:p>
      <text:p text:style-name="P3"/>
      <text:h text:style-name="P2" text:outline-level="2">THE TRANSITION: FROM TOY TO REALITY</text:h>
      <text:p text:style-name="P4"><text:span text:style-name="Strong_20_Emphasis">What Changed:</text:span></text:p>
      <text:p text:style-name="P4"><text:span text:style-name="Strong_20_Emphasis">Before (Past 50 years):</text:span></text:p>
      <text:list text:style-name="L2">
        <text:list-item>
          <text:p text:style-name="P7">Robots = dumb machines following pre-programmed instructions </text:p>
        </text:list-item>
        <text:list-item>
          <text:p text:style-name="P7">Couldn't adapt to variations </text:p>
        </text:list-item>
        <text:list-item>
          <text:p text:style-name="P7">Couldn't learn from examples </text:p>
        </text:list-item>
        <text:list-item>
          <text:p text:style-name="P7">Couldn't understand natural language </text:p>
        </text:list-item>
        <text:list-item>
          <text:p text:style-name="P8"><text:span text:style-name="Strong_20_Emphasis">Toys and curiosities</text:span> </text:p>
        </text:list-item>
      </text:list>
      <text:p text:style-name="P4"><text:span text:style-name="Strong_20_Emphasis">Now (2024-2025):</text:span></text:p>
      <text:list text:style-name="L3">
        <text:list-item>
          <text:p text:style-name="P9">AI = superior intelligence for execution tasks </text:p>
        </text:list-item>
        <text:list-item>
          <text:p text:style-name="P9">Adapts to variations instantly </text:p>
        </text:list-item>
        <text:list-item>
          <text:p text:style-name="P9">Learns from demonstrations (pedagogy) </text:p>
        </text:list-item>
        <text:list-item>
          <text:p text:style-name="P9">Understands natural language commands </text:p>
        </text:list-item>
        <text:list-item>
          <text:p text:style-name="P10"><text:span text:style-name="Strong_20_Emphasis">Real utility, real value</text:span> </text:p>
        </text:list-item>
      </text:list>
      <text:p text:style-name="P4"><text:span text:style-name="Strong_20_Emphasis">The humanoid body existed for years (Boston Dynamics proved it).</text:span></text:p>
      <text:p text:style-name="P4"><text:span text:style-name="Strong_20_Emphasis">What was missing: The brain. AI is now the brain.</text:span></text:p>
      <text:p text:style-name="P4"><text:span text:style-name="Strong_20_Emphasis">This combination - humanoid body + AI brain - happens ONCE.</text:span></text:p>
      <text:p text:style-name="P4"><text:span text:style-name="Strong_20_Emphasis">It's happening RIGHT NOW. In our lifetime. (Definitely not waiting for mine - I'm 70!)</text:span></text:p>
      <text:p text:style-name="P4"><text:span text:style-name="Strong_20_Emphasis">If you miss this 12-month window, it won't come back.</text:span></text:p>
      <text:p text:style-name="P3"/>
      <text:h text:style-name="P2" text:outline-level="2">WHY AI IS SUPERIOR FOR EXECUTION (Not Imagination)</text:h>
      <text:p text:style-name="P4"><text:span text:style-name="Strong_20_Emphasis">Humans have ONE advantage: Imagination</text:span></text:p>
      <text:list text:style-name="L4">
        <text:list-item>
          <text:p text:style-name="P11">Creating art, writing poetry, inventing new concepts </text:p>
        </text:list-item>
        <text:list-item>
          <text:p text:style-name="P11">Dreaming up breakthrough ideas </text:p>
        </text:list-item>
        <text:list-item>
          <text:p text:style-name="P12"><text:span text:style-name="Strong_20_Emphasis">This is what humans are for</text:span> </text:p>
        </text:list-item>
      </text:list>
      <text:p text:style-name="P4"><text:span text:style-name="Strong_20_Emphasis">But most tasks don't need imagination:</text:span></text:p>
      <text:p text:style-name="P4"><text:span text:style-name="Strong_20_Emphasis">Driving a car:</text:span></text:p>
      <text:list text:style-name="L5">
        <text:list-item>
          <text:p text:style-name="P13">Not imagination - just execution </text:p>
        </text:list-item>
        <text:list-item>
          <text:p text:style-name="P13">Follow traffic laws, avoid obstacles, navigate route </text:p>
        </text:list-item>
        <text:list-item>
          <text:p text:style-name="P14"><text:span text:style-name="Strong_20_Emphasis">AI does this BETTER than humans</text:span> (no distraction, perfect attention) </text:p>
        </text:list-item>
      </text:list>
      <text:p text:style-name="P4"><text:span text:style-name="Strong_20_Emphasis">Rescuing wounded soldier:</text:span></text:p>
      <text:list text:style-name="L6">
        <text:list-item>
          <text:p text:style-name="P15"><text:soft-page-break/>Not imagination - just protocol </text:p>
        </text:list-item>
        <text:list-item>
          <text:p text:style-name="P15">Assess injuries, stop bleeding, evacuate safely </text:p>
        </text:list-item>
        <text:list-item>
          <text:p text:style-name="P16"><text:span text:style-name="Strong_20_Emphasis">AI does this BETTER than humans</text:span> (no fear, no panic, perfect execution) </text:p>
        </text:list-item>
      </text:list>
      <text:p text:style-name="P4"><text:span text:style-name="Strong_20_Emphasis">Cooking a meal:</text:span></text:p>
      <text:list text:style-name="L7">
        <text:list-item>
          <text:p text:style-name="P17">Not imagination (once recipe is created) </text:p>
        </text:list-item>
        <text:list-item>
          <text:p text:style-name="P17">Just execution: Follow steps, monitor temperature, plate correctly </text:p>
        </text:list-item>
        <text:list-item>
          <text:p text:style-name="P18"><text:span text:style-name="Strong_20_Emphasis">AI does this BETTER than humans</text:span> (perfect consistency, no mistakes) </text:p>
        </text:list-item>
      </text:list>
      <text:p text:style-name="P4"><text:span text:style-name="Strong_20_Emphasis">For 90% of physical labor, imagination isn't needed. Just execution.</text:span></text:p>
      <text:p text:style-name="P4"><text:span text:style-name="Strong_20_Emphasis">And AI executes better than humans.</text:span></text:p>
      <text:p text:style-name="P4"><text:span text:style-name="Strong_20_Emphasis">This is why humanoids will replace 30% of physical labor in 10 years.</text:span></text:p>
      <text:p text:style-name="P3"/>
      <text:h text:style-name="P2" text:outline-level="2">MY PERSONAL PROOF: THE TRADING SYSTEM</text:h>
      <text:p text:style-name="P4"><text:span text:style-name="Strong_20_Emphasis">I had the concept for automated trading:</text:span></text:p>
      <text:list text:style-name="L8">
        <text:list-item>
          <text:p text:style-name="P19">Use multiple algorithms (like multiple professors) </text:p>
        </text:list-item>
        <text:list-item>
          <text:p text:style-name="P19">Each trade is independent </text:p>
        </text:list-item>
        <text:list-item>
          <text:p text:style-name="P19">RSI Real, MACD, volume confirmation </text:p>
        </text:list-item>
        <text:list-item>
          <text:p text:style-name="P20">Dual trailing stops for risk management </text:p>
        </text:list-item>
      </text:list>
      <text:p text:style-name="P4"><text:span text:style-name="Strong_20_Emphasis">But I couldn't build it myself. Too complex. Too much code.</text:span></text:p>
      <text:p text:style-name="P4"><text:span text:style-name="Strong_20_Emphasis">Then I used AI-assisted development:</text:span></text:p>
      <text:list text:style-name="L9">
        <text:list-item>
          <text:p text:style-name="P21">I described what I wanted </text:p>
        </text:list-item>
        <text:list-item>
          <text:p text:style-name="P21">AI wrote the code </text:p>
        </text:list-item>
        <text:list-item>
          <text:p text:style-name="P21">I tested and refined </text:p>
        </text:list-item>
        <text:list-item>
          <text:p text:style-name="P22">AI improved it </text:p>
        </text:list-item>
      </text:list>
      <text:p text:style-name="P4"><text:span text:style-name="Strong_20_Emphasis">Result: Live trading system in 6 months</text:span></text:p>
      <text:list text:style-name="L10">
        <text:list-item>
          <text:p text:style-name="P23">meirniv.pythonanywhere.com/orders </text:p>
        </text:list-item>
        <text:list-item>
          <text:p text:style-name="P23">403% returns, 99% win rate </text:p>
        </text:list-item>
        <text:list-item>
          <text:p text:style-name="P24"><text:span text:style-name="Strong_20_Emphasis">Better than I imagined it could be</text:span> </text:p>
        </text:list-item>
      </text:list>
      <text:p text:style-name="P4"><text:span text:style-name="Strong_20_Emphasis">This proves:</text:span> ✅ AI-assisted development is 10x faster<text:line-break/>✅ AI can execute better than I envisioned<text:line-break/>✅ Same methodology builds HOS platform in 12 months<text:line-break/>✅ <text:span text:style-name="Strong_20_Emphasis">I can ship production systems using AI</text:span></text:p>
      <text:p text:style-name="P4"><text:span text:style-name="Strong_20_Emphasis">If AI can beat the stock market, it can drive a car and cook a meal.</text:span></text:p>
      <text:p text:style-name="P3"/>
      <text:h text:style-name="P2" text:outline-level="2">TECHNICAL ADVANTAGES HUMANS DON'T HAVE</text:h>
      <text:p text:style-name="P4"><text:span text:style-name="Strong_20_Emphasis">HR can have features impossible for humans:</text:span></text:p>
      <text:p text:style-name="P4"><text:span text:style-name="Strong_20_Emphasis">Back Camera on Head:</text:span></text:p>
      <text:list text:style-name="L11">
        <text:list-item>
          <text:p text:style-name="P25">Sees behind without turning around </text:p>
        </text:list-item>
        <text:list-item>
          <text:p text:style-name="P25">Critical for HR Driver (blind spots eliminated) </text:p>
        </text:list-item>
        <text:list-item>
          <text:p text:style-name="P25">Critical for combat (360° awareness) </text:p>
        </text:list-item>
        <text:list-item>
          <text:p text:style-name="P26"><text:span text:style-name="Strong_20_Emphasis">Human can't have this, HR can</text:span> </text:p>
        </text:list-item>
      </text:list>
      <text:p text:style-name="P4"><text:span text:style-name="Strong_20_Emphasis">Other Advantages:</text:span></text:p>
      <text:list text:style-name="L12">
        <text:list-item>
          <text:p text:style-name="P27">Never tired (24/7 operation) </text:p>
        </text:list-item>
        <text:list-item>
          <text:p text:style-name="P27">Never distracted (perfect focus) </text:p>
        </text:list-item>
        <text:list-item>
          <text:p text:style-name="P27">Instant communication (quantum network) </text:p>
        </text:list-item>
        <text:list-item>
          <text:p text:style-name="P27">Upgradeable (software updates improve performance) </text:p>
        </text:list-item>
        <text:list-item>
          <text:p text:style-name="P27">Replaceable (if damaged, swap in new unit) </text:p>
        </text:list-item>
        <text:list-item>
          <text:p text:style-name="P28"><text:span text:style-name="Strong_20_Emphasis">Learns from ALL other HR units</text:span> (collective intelligence) </text:p>
        </text:list-item>
      </text:list>
      <text:p text:style-name="P4"><text:span text:style-name="Strong_20_Emphasis">This isn't science fiction. This is engineering reality.</text:span></text:p>
      <text:p text:style-name="P3"/>
      <text:h text:style-name="P2" text:outline-level="2">PLAN A: RAPID EXECUTION TO MARKET DOMINANCE</text:h>
      <text:p text:style-name="P4"><text:span text:style-name="Strong_20_Emphasis">Month 1-6: Build Basic OS (Improve Over Time)</text:span></text:p>
      <text:p text:style-name="P4"><text:span text:style-name="Strong_20_Emphasis">Goal:</text:span> Get foundation working, not perfection</text:p>
      <text:list text:style-name="L13">
        <text:list-item>
          <text:p text:style-name="P29">HOS core platform (runs on Chinese humanoid hardware) </text:p>
        </text:list-item>
        <text:list-item>
          <text:p text:style-name="P29">Basic motor control, sensor integration </text:p>
        </text:list-item>
        <text:list-item>
          <text:p text:style-name="P29"><text:soft-page-break/>Cloud connectivity </text:p>
        </text:list-item>
        <text:list-item>
          <text:p text:style-name="P30"><text:span text:style-name="Strong_20_Emphasis">Don't wait for perfect - ship fast, improve continuously</text:span> </text:p>
        </text:list-item>
      </text:list>
      <text:p text:style-name="P4"><text:span text:style-name="Strong_20_Emphasis">Why this works:</text:span></text:p>
      <text:list text:style-name="L14">
        <text:list-item>
          <text:p text:style-name="P31">Like Android 1.0 (was buggy, but established platform) </text:p>
        </text:list-item>
        <text:list-item>
          <text:p text:style-name="P31">Like iPhone 1.0 (no apps, no copy-paste, but captured market) </text:p>
        </text:list-item>
        <text:list-item>
          <text:p text:style-name="P32"><text:span text:style-name="Strong_20_Emphasis">First mover advantage &gt; perfect later product</text:span> </text:p>
        </text:list-item>
      </text:list>
      <text:p text:style-name="P3"/>
      <text:p text:style-name="P4"><text:span text:style-name="Strong_20_Emphasis">Month 6-12: Launch RoboChef Application</text:span></text:p>
      <text:p text:style-name="P4"><text:span text:style-name="Strong_20_Emphasis">Goal:</text:span> Generate revenue IMMEDIATELY</text:p>
      <text:p text:style-name="P4"><text:span text:style-name="Strong_20_Emphasis">First Application: Restaurant Cooking</text:span></text:p>
      <text:list text:style-name="L15">
        <text:list-item>
          <text:p text:style-name="P33">Partner with 3 restaurants for pilots </text:p>
        </text:list-item>
        <text:list-item>
          <text:p text:style-name="P33">HR cooks specific dishes (start simple: burgers, pasta) </text:p>
        </text:list-item>
        <text:list-item>
          <text:p text:style-name="P33">Prove it works in real commercial environment </text:p>
        </text:list-item>
        <text:list-item>
          <text:p text:style-name="P34"><text:span text:style-name="Strong_20_Emphasis">Revenue flowing by Month 12: $65K/month</text:span> </text:p>
        </text:list-item>
      </text:list>
      <text:p text:style-name="P4"><text:span text:style-name="Strong_20_Emphasis">Why restaurants first:</text:span></text:p>
      <text:list text:style-name="L16">
        <text:list-item>
          <text:p text:style-name="P35">Clear ROI (labor costs $4K/month, HR $3K/month = saves money) </text:p>
        </text:list-item>
        <text:list-item>
          <text:p text:style-name="P35">Controlled environment (kitchen, not open road) </text:p>
        </text:list-item>
        <text:list-item>
          <text:p text:style-name="P35">Immediate value (food served, customers happy) </text:p>
        </text:list-item>
        <text:list-item>
          <text:p text:style-name="P36"><text:span text:style-name="Strong_20_Emphasis">Proof of concept that gets press coverage</text:span> </text:p>
        </text:list-item>
      </text:list>
      <text:p text:style-name="P3"/>
      <text:p text:style-name="P4"><text:span text:style-name="Strong_20_Emphasis">Month 12-18: Promote OS + Make It Open Source</text:span></text:p>
      <text:p text:style-name="P4"><text:span text:style-name="Strong_20_Emphasis">Goal:</text:span> Flood of applications solidifies market control</text:p>
      <text:p text:style-name="P4"><text:span text:style-name="Strong_20_Emphasis">Open Source Strategy:</text:span></text:p>
      <text:list text:style-name="L17">
        <text:list-item>
          <text:p text:style-name="P37">Release HOS core as open source (like Android) </text:p>
        </text:list-item>
        <text:list-item>
          <text:p text:style-name="P37">Keep premium features proprietary (quantum, pedagogy) </text:p>
        </text:list-item>
        <text:list-item>
          <text:p text:style-name="P37">Developer ecosystem explodes: </text:p>
          <text:list>
            <text:list-item>
              <text:p text:style-name="P37">HR Drivers (transportation) </text:p>
            </text:list-item>
            <text:list-item>
              <text:p text:style-name="P37">HR Security (guards, patrols) </text:p>
            </text:list-item>
            <text:list-item>
              <text:p text:style-name="P37">HR Cleaning (homes, offices) </text:p>
            </text:list-item>
            <text:list-item>
              <text:p text:style-name="P37">HR Care (elderly assistance) </text:p>
            </text:list-item>
            <text:list-item>
              <text:p text:style-name="P38"><text:span text:style-name="Strong_20_Emphasis">Hundreds of applications from thousands of developers</text:span> </text:p>
            </text:list-item>
          </text:list>
        </text:list-item>
      </text:list>
      <text:p text:style-name="P4"><text:span text:style-name="Strong_20_Emphasis">Why open source:</text:span></text:p>
      <text:list text:style-name="L18">
        <text:list-item>
          <text:p text:style-name="P39">Network effects (more apps → more valuable → more developers) </text:p>
        </text:list-item>
        <text:list-item>
          <text:p text:style-name="P39">Platform lock-in (everyone builds on HOS) </text:p>
        </text:list-item>
        <text:list-item>
          <text:p text:style-name="P39"><text:span text:style-name="Strong_20_Emphasis">Microsoft vs Apple playbook:</text:span> Open (Windows) beat closed (Mac) </text:p>
        </text:list-item>
        <text:list-item>
          <text:p text:style-name="P40"><text:span text:style-name="Strong_20_Emphasis">Google vs Apple playbook:</text:span> Open (Android) caught closed (iOS) </text:p>
        </text:list-item>
      </text:list>
      <text:p text:style-name="P4"><text:span text:style-name="Strong_20_Emphasis">By making HOS open source, we GUARANTEE we win the platform war.</text:span></text:p>
      <text:p text:style-name="P3"/>
      <text:p text:style-name="P4"><text:span text:style-name="Strong_20_Emphasis">Month 18-24: Market Dominance Achieved</text:span></text:p>
      <text:p text:style-name="P4"><text:span text:style-name="Strong_20_Emphasis">Result:</text:span></text:p>
      <text:list text:style-name="L19">
        <text:list-item>
          <text:p text:style-name="P41">100+ restaurants using RoboChef </text:p>
        </text:list-item>
        <text:list-item>
          <text:p text:style-name="P41">1,000+ developers building on HOS </text:p>
        </text:list-item>
        <text:list-item>
          <text:p text:style-name="P41">HR Drivers launching (massive market) </text:p>
        </text:list-item>
        <text:list-item>
          <text:p text:style-name="P41">Military pilots (US Army, IDF testing) </text:p>
        </text:list-item>
        <text:list-item>
          <text:p text:style-name="P42"><text:span text:style-name="Strong_20_Emphasis">We become the standard platform</text:span> </text:p>
        </text:list-item>
      </text:list>
      <text:p text:style-name="P4"><text:span text:style-name="Strong_20_Emphasis">Competitors (Elon, China, Japan) face choice:</text:span></text:p>
      <text:list text:style-name="L20">
        <text:list-item>
          <text:p text:style-name="P43">Build on our platform (we win) </text:p>
        </text:list-item>
        <text:list-item>
          <text:p text:style-name="P43">Build own platform (fragmentation, they lose) </text:p>
        </text:list-item>
        <text:list-item>
          <text:p text:style-name="P44"><text:span text:style-name="Strong_20_Emphasis">Network effects make HOS inevitable</text:span> </text:p>
        </text:list-item>
      </text:list>
      <text:p text:style-name="P3"/>
      <text:h text:style-name="P2" text:outline-level="2">THE REAL COMPETITION: MUSK (Not China)</text:h>
      <text:p text:style-name="P4"><text:span text:style-name="Strong_20_Emphasis">I'm not worried about China.</text:span></text:p>
      <text:p text:style-name="P4"><text:span text:style-name="Strong_20_Emphasis">Why:</text:span></text:p>
      <text:list text:style-name="L21">
        <text:list-item>
          <text:p text:style-name="P45">US will reject Chinese OS (national security - TikTok precedent) </text:p>
        </text:list-item>
        <text:list-item>
          <text:p text:style-name="P45">Enterprise won't trust Chinese platform (backdoors, spying) </text:p>
        </text:list-item>
        <text:list-item>
          <text:p text:style-name="P45">Military absolutely won't use Chinese robots </text:p>
        </text:list-item>
        <text:list-item>
          <text:p text:style-name="P46"><text:soft-page-break/><text:span text:style-name="Strong_20_Emphasis">China locked out of Western market</text:span> </text:p>
        </text:list-item>
      </text:list>
      <text:p text:style-name="P4"><text:span text:style-name="Strong_20_Emphasis">The REAL race: Us vs. Elon Musk</text:span></text:p>
      <text:p text:style-name="P4"><text:span text:style-name="Strong_20_Emphasis">Elon's Advantages:</text:span></text:p>
      <text:list text:style-name="L22">
        <text:list-item>
          <text:p text:style-name="P47">Tesla Optimus shipping NOW </text:p>
        </text:list-item>
        <text:list-item>
          <text:p text:style-name="P47">Unlimited capital ($200B+ net worth) </text:p>
        </text:list-item>
        <text:list-item>
          <text:p text:style-name="P47">Manufacturing expertise (Gigafactories) </text:p>
        </text:list-item>
        <text:list-item>
          <text:p text:style-name="P47">Brand power (Tesla, SpaceX) </text:p>
        </text:list-item>
        <text:list-item>
          <text:p text:style-name="P48">Moves incredibly fast </text:p>
        </text:list-item>
      </text:list>
      <text:p text:style-name="P4"><text:span text:style-name="Strong_20_Emphasis">Our Advantages:</text:span></text:p>
      <text:list text:style-name="L23">
        <text:list-item>
          <text:p text:style-name="P49"><text:span text:style-name="Strong_20_Emphasis">Military applications</text:span> (Elon won't pursue - Tesla is consumer brand) </text:p>
        </text:list-item>
        <text:list-item>
          <text:p text:style-name="P49"><text:span text:style-name="Strong_20_Emphasis">Open source platform</text:span> (Elon's will be closed like Tesla software) </text:p>
        </text:list-item>
        <text:list-item>
          <text:p text:style-name="P49"><text:span text:style-name="Strong_20_Emphasis">Natural language</text:span> (PythonEasy - easier than Tesla interface) </text:p>
        </text:list-item>
        <text:list-item>
          <text:p text:style-name="P49"><text:span text:style-name="Strong_20_Emphasis">US-Israel partnership</text:span> (dual innovation centers, government support) </text:p>
        </text:list-item>
        <text:list-item>
          <text:p text:style-name="P50"><text:span text:style-name="Strong_20_Emphasis">Multiple paths to win</text:span> (if he wins consumer, we win military → premium civilian) </text:p>
        </text:list-item>
      </text:list>
      <text:p text:style-name="P4"><text:span text:style-name="Strong_20_Emphasis">The Strategy:</text:span></text:p>
      <text:list text:style-name="L24">
        <text:list-item>
          <text:p text:style-name="P51">Beat him to market (12-month rapid development) </text:p>
        </text:list-item>
        <text:list-item>
          <text:p text:style-name="P51">OR if he wins consumer, we pivot to military (Plan C) </text:p>
        </text:list-item>
        <text:list-item>
          <text:p text:style-name="P52">Either way, we win </text:p>
        </text:list-item>
      </text:list>
      <text:p text:style-name="P4"><text:span text:style-name="Strong_20_Emphasis">This is a two-horse race. Us or Elon. Nobody else matters.</text:span></text:p>
      <text:p text:style-name="P3"/>
      <text:h text:style-name="P2" text:outline-level="2">WHY 12 MONTHS IS CRITICAL</text:h>
      <text:p text:style-name="P4"><text:span text:style-name="Strong_20_Emphasis">Network effects in platforms:</text:span></text:p>
      <text:p text:style-name="P4">Once 100K+ robots run on one OS:</text:p>
      <text:list text:style-name="L25">
        <text:list-item>
          <text:p text:style-name="P53">Developers build for that OS (ecosystem lock-in) </text:p>
        </text:list-item>
        <text:list-item>
          <text:p text:style-name="P53">New robots default to that OS (compatibility) </text:p>
        </text:list-item>
        <text:list-item>
          <text:p text:style-name="P53">Switching costs become prohibitive </text:p>
        </text:list-item>
        <text:list-item>
          <text:p text:style-name="P54"><text:span text:style-name="Strong_20_Emphasis">Winner takes 60-80% of market</text:span> </text:p>
        </text:list-item>
      </text:list>
      <text:p text:style-name="P4"><text:span text:style-name="Strong_20_Emphasis">Examples:</text:span></text:p>
      <text:list text:style-name="L26">
        <text:list-item>
          <text:p text:style-name="P55">Windows: Won PC OS war in early 90s, still dominates </text:p>
        </text:list-item>
        <text:list-item>
          <text:p text:style-name="P55">iOS/Android: Won mobile OS war in late 2000s, nobody else matters </text:p>
        </text:list-item>
        <text:list-item>
          <text:p text:style-name="P56"><text:span text:style-name="Strong_20_Emphasis">First to 100K+ units wins humanoid OS war</text:span> </text:p>
        </text:list-item>
      </text:list>
      <text:p text:style-name="P4"><text:span text:style-name="Strong_20_Emphasis">Elon ships 10K robots in 2025.</text:span> <text:span text:style-name="Strong_20_Emphasis">By mid-2026, he could have 100K+ deployed.</text:span></text:p>
      <text:p text:style-name="P4"><text:span text:style-name="Strong_20_Emphasis">If we're not operational by then, game over.</text:span></text:p>
      <text:p text:style-name="P4"><text:span text:style-name="Strong_20_Emphasis">This is why we move fast with "good enough" OS, not "perfect" OS.</text:span></text:p>
      <text:p text:style-name="P4"><text:span text:style-name="Strong_20_Emphasis">Ship, iterate, improve. Speed beats perfection in platform wars.</text:span></text:p>
      <text:p text:style-name="P3"/>
      <text:h text:style-name="P2" text:outline-level="2">THE ASK</text:h>
      <text:p text:style-name="P4"><text:span text:style-name="Strong_20_Emphasis">Raising:</text:span> $8M seed round<text:line-break/><text:span text:style-name="Strong_20_Emphasis">Valuation:</text:span> $20M pre-money (28.6% equity)<text:line-break/><text:span text:style-name="Strong_20_Emphasis">Timeline:</text:span> 12 months to revenue<text:line-break/><text:span text:style-name="Strong_20_Emphasis">Milestones:</text:span> Clear validation every 3 months</text:p>
      <text:p text:style-name="P4"><text:span text:style-name="Strong_20_Emphasis">Use of Funds:</text:span></text:p>
      <text:list text:style-name="L27">
        <text:list-item>
          <text:p text:style-name="P57">$3M: Platform development (HOS core, basic features) </text:p>
        </text:list-item>
        <text:list-item>
          <text:p text:style-name="P57">$2M: Team (12 people, including strong CEO) </text:p>
        </text:list-item>
        <text:list-item>
          <text:p text:style-name="P57">$2M: RoboChef pilots (3 restaurants, hardware, integration) </text:p>
        </text:list-item>
        <text:list-item>
          <text:p text:style-name="P58">$1M: Operations (legal, admin, cloud infrastructure) </text:p>
        </text:list-item>
      </text:list>
      <text:p text:style-name="P4"><text:span text:style-name="Strong_20_Emphasis">Validation Milestones:</text:span></text:p>
      <text:list text:style-name="L28">
        <text:list-item>
          <text:p text:style-name="P59">Month 3: Basic OS working on test robot </text:p>
        </text:list-item>
        <text:list-item>
          <text:p text:style-name="P59">Month 6: 3 restaurant pilots committed </text:p>
        </text:list-item>
        <text:list-item>
          <text:p text:style-name="P59">Month 9: First commercial meals served </text:p>
        </text:list-item>
        <text:list-item>
          <text:p text:style-name="P60">Month 12: $65K/month revenue ($787K annual run-rate) </text:p>
        </text:list-item>
      </text:list>
      <text:p text:style-name="P4"><text:span text:style-name="Strong_20_Emphasis">If we hit Month 12 milestone:</text:span></text:p>
      <text:list text:style-name="L29">
        <text:list-item>
          <text:p text:style-name="P61">Series A easy ($20-30M at $150-200M valuation) </text:p>
        </text:list-item>
        <text:list-item>
          <text:p text:style-name="P62">Your $8M → $43-57M (5-7x in 1 year) </text:p>
        </text:list-item>
      </text:list>
      <text:p text:style-name="P4"><text:span text:style-name="Strong_20_Emphasis">If we miss milestones:</text:span></text:p>
      <text:list text:style-name="L30">
        <text:list-item>
          <text:p text:style-name="P63"><text:soft-page-break/>Pivot to HR Drivers or military </text:p>
        </text:list-item>
        <text:list-item>
          <text:p text:style-name="P63">Or return remaining capital </text:p>
        </text:list-item>
        <text:list-item>
          <text:p text:style-name="P64"><text:span text:style-name="Strong_20_Emphasis">Clear checkpoints, not blind faith for 5 years</text:span> </text:p>
        </text:list-item>
      </text:list>
      <text:p text:style-name="P3"/>
      <text:h text:style-name="P2" text:outline-level="2">RETURNS PATH</text:h>
      <text:p text:style-name="P4"><text:span text:style-name="Strong_20_Emphasis">Base Case (65x in 5 years):</text:span></text:p>
      <text:p text:style-name="P4">Year 1: $787K revenue (3 restaurants)<text:line-break/>Year 2: $3.4M revenue (13 restaurants)<text:line-break/>Year 3: $13M revenue (50 restaurants)<text:line-break/>Year 4: $52M revenue (200 restaurants)<text:line-break/>Year 5: $262M revenue (1,000 restaurants)</text:p>
      <text:p text:style-name="P4">At 35% margin: $91M gross profit<text:line-break/>At 10x revenue multiple: $2.6B valuation<text:line-break/>Your 20% (after dilution): <text:span text:style-name="Strong_20_Emphasis">$520M on $8M = 65x</text:span></text:p>
      <text:p text:style-name="P4"><text:span text:style-name="Strong_20_Emphasis">Strong Case (536x in 7 years):</text:span></text:p>
      <text:p text:style-name="P4">Open source ecosystem explodes:</text:p>
      <text:list text:style-name="L31">
        <text:list-item>
          <text:p text:style-name="P65">10,000+ robots on HOS platform </text:p>
        </text:list-item>
        <text:list-item>
          <text:p text:style-name="P65">HR Drivers, security, cleaning, care applications </text:p>
        </text:list-item>
        <text:list-item>
          <text:p text:style-name="P65">Military contracts (US Army, NATO) </text:p>
        </text:list-item>
        <text:list-item>
          <text:p text:style-name="P66">Platform revenue (licensing, subscriptions, apps) </text:p>
        </text:list-item>
      </text:list>
      <text:p text:style-name="P4">Valuation: $15B<text:line-break/>Your 15% (after more dilution): <text:span text:style-name="Strong_20_Emphasis">$2.25B on $8M = 281x</text:span></text:p>
      <text:p text:style-name="P4"><text:span text:style-name="Strong_20_Emphasis">These aren't fantasy. DoorDash and Toast did this in restaurant tech.</text:span></text:p>
      <text:p text:style-name="P3"/>
      <text:h text:style-name="P2" text:outline-level="2">WHY WE WIN</text:h>
      <text:p text:style-name="P4"><text:span text:style-name="Strong_20_Emphasis">The Timing:</text:span> ✅ AI crossed threshold (my trading system proves it)<text:line-break/>✅ Humanoid hardware ready (Boston Dynamics, Chinese manufacturers)<text:line-break/>✅ Labor shortage acute (restaurants desperate)<text:line-break/>✅ 12-month window before consolidation<text:line-break/>✅ <text:span text:style-name="Strong_20_Emphasis">Once-in-lifetime moment</text:span></text:p>
      <text:p text:style-name="P4"><text:span text:style-name="Strong_20_Emphasis">The Execution:</text:span> ✅ Proven founder (trading system: 403% returns)<text:line-break/>✅ AI-native development (10x faster)<text:line-break/>✅ Rapid ship strategy (basic OS → iterate)<text:line-break/>✅ Open source (network effects)<text:line-break/>✅ Clear milestones (know if working by Month 9)</text:p>
      <text:p text:style-name="P4"><text:span text:style-name="Strong_20_Emphasis">The Strategy:</text:span> ✅ Multiple paths (Plans A, B, C, D)<text:line-break/>✅ Beat Musk by moving first<text:line-break/>✅ Open platform (vs his closed ecosystem)<text:line-break/>✅ Military option (he won't pursue)<text:line-break/>✅ <text:span text:style-name="Strong_20_Emphasis">Can't lose</text:span></text:p>
      <text:p text:style-name="P3"/>
      <text:h text:style-name="P2" text:outline-level="2">THE BOTTOM LINE</text:h>
      <text:p text:style-name="P4"><text:span text:style-name="Strong_20_Emphasis">This opportunity comes once per industry.</text:span></text:p>
      <text:p text:style-name="P4"><text:span text:style-name="Strong_20_Emphasis">PC Operating Systems:</text:span> Microsoft won in 1985 → still dominates 40 years later<text:line-break/><text:span text:style-name="Strong_20_Emphasis">Mobile Operating Systems:</text:span> iOS/Android won in 2008 → nobody else matters<text:line-break/><text:span text:style-name="Strong_20_Emphasis">Humanoid Operating Systems:</text:span> Winner decided in 2025-2026 → dominates forever</text:p>
      <text:p text:style-name="P4"><text:span text:style-name="Strong_20_Emphasis">You can own 28.6% of the winner.</text:span></text:p>
      <text:p text:style-name="P4"><text:span text:style-name="Strong_20_Emphasis">Or you can watch from sidelines while Elon captures it.</text:span></text:p>
      <text:p text:style-name="P4"><text:span text:style-name="Strong_20_Emphasis">The VCs who passed on "just restaurant technology" missed DoorDash ($60B) and Toast ($20B).</text:span></text:p>
      <text:p text:style-name="P4"><text:span text:style-name="Strong_20_Emphasis">Don't make same mistake.</text:span></text:p>
      <text:p text:style-name="P4"><text:span text:style-name="Strong_20_Emphasis">Restaurant technology + platform economics = generational returns.</text:span></text:p>
      <text:p text:style-name="P3"/>
      <text:h text:style-name="P2" text:outline-level="2">NEXT STEP</text:h>
      <text:p text:style-name="P4">Let's meet. I can visit San Francisco.</text:p>
      <text:p text:style-name="P4"><text:soft-page-break/>I'll show you:</text:p>
      <text:list text:style-name="L32">
        <text:list-item>
          <text:p text:style-name="P67">Live trading system (verify 403% yourself) </text:p>
        </text:list-item>
        <text:list-item>
          <text:p text:style-name="P67">Detailed technical architecture </text:p>
        </text:list-item>
        <text:list-item>
          <text:p text:style-name="P67">Financial model (every assumption documented) </text:p>
        </text:list-item>
        <text:list-item>
          <text:p text:style-name="P67">Restaurant LOIs (real interest) </text:p>
        </text:list-item>
        <text:list-item>
          <text:p text:style-name="P68">Competitive analysis (Musk's weaknesses) </text:p>
        </text:list-item>
      </text:list>
      <text:p text:style-name="P4"><text:span text:style-name="Strong_20_Emphasis">This is the Android moment for robotics.</text:span></text:p>
      <text:p text:style-name="P4"><text:span text:style-name="Strong_20_Emphasis">Meir Niv</text:span><text:line-break/>Founder &amp; Visionary<text:line-break/>Email: [your email]<text:line-break/>Phone: [your phone]<text:line-break/>Live Proof: meirniv.pythonanywhere.com/orders</text:p>
      <text:p text:style-name="P3"/>
      <text:p text:style-name="P4"><text:span text:style-name="Strong_20_Emphasis">P.S.</text:span> - I'm 70 years old. This is my last big project. I've survived PC revolution, Internet boom, Mobile wave. I recognize the pattern. This is the fourth wave - the biggest one.</text:p>
      <text:p text:style-name="P4"><text:span text:style-name="Strong_20_Emphasis">I won't live to see another chance like this. Neither will you.</text:span></text:p>
      <text:p text:style-name="P4"><text:span text:style-name="Strong_20_Emphasis">Let's build it together.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34:00.921136400</meta:creation-date>
    <dc:date>2025-11-25T17:36:26.185992500</dc:date>
    <meta:editing-duration>PT2M25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6" meta:paragraph-count="234" meta:word-count="1838" meta:character-count="11180" meta:non-whitespace-character-count="9576"/>
  </office:meta>
</office:document-meta>
</file>